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table:number-columns-repeated="2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capture</text:p>
          </table:table-cell>
          <table:table-cell table:style-name="ce70" office:value-type="string" calcext:value-type="string">
            <text:p>century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/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ease</text:p>
          </table:table-cell>
          <table:table-cell/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restart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commit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2"/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/>
          <table:table-cell table:style-name="ce19" office:value-type="string" calcext:value-type="string">
            <text:p>least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al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2"/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2"/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2"/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2"/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table:number-columns-repeated="2"/>
          <table:table-cell table:style-name="ce71" office:value-type="string" calcext:value-type="string">
            <text:p>week</text:p>
          </table:table-cell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table:number-columns-repeated="2"/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8:06:27.32137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8:27:26.777503200</dc:date>
    <meta:editing-duration>P1DT59M7S</meta:editing-duration>
    <meta:editing-cycles>406</meta:editing-cycles>
    <meta:generator>LibreOffice/25.2.5.2$Windows_X86_64 LibreOffice_project/03d19516eb2e1dd5d4ccd751a0d6f35f35e08022</meta:generator>
    <meta:document-statistic meta:table-count="1" meta:cell-count="694" meta:object-count="0"/>
  </office:meta>
</office:document-meta>
</file>